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normal" style:font-size-asian="14pt" style:font-weight-asian="normal" style:font-size-complex="12pt" style:font-weight-complex="normal"/>
    </style:style>
    <style:style style:name="P2" style:family="paragraph" style:parent-style-name="Standard">
      <style:paragraph-properties fo:text-align="center" style:justify-single-word="false"/>
      <style:text-properties fo:font-size="14pt" fo:font-weight="normal" officeooo:rsid="000c95ba" officeooo:paragraph-rsid="000c95ba" style:font-size-asian="14pt" style:font-weight-asian="normal" style:font-size-complex="12pt" style:font-weight-complex="normal"/>
    </style:style>
    <style:style style:name="P3" style:family="paragraph" style:parent-style-name="Standard">
      <style:paragraph-properties fo:text-align="center" style:justify-single-word="false"/>
      <style:text-properties fo:font-size="14pt" fo:font-weight="bold" officeooo:rsid="000c95ba" officeooo:paragraph-rsid="000c95ba" style:font-size-asian="14pt" style:font-weight-asian="bold" style:font-size-complex="12pt" style:font-weight-complex="bold"/>
    </style:style>
    <style:style style:name="P4" style:family="paragraph" style:parent-style-name="Standard">
      <style:paragraph-properties fo:text-align="justify" style:justify-single-word="false"/>
      <style:text-properties fo:font-style="normal" style:font-style-asian="normal" style:font-style-complex="normal"/>
    </style:style>
    <style:style style:name="P5" style:family="paragraph" style:parent-style-name="Standard">
      <style:paragraph-properties fo:text-align="justify" style:justify-single-word="false"/>
      <style:text-properties fo:font-style="normal" officeooo:rsid="00104834" officeooo:paragraph-rsid="00104834" style:font-style-asian="normal" style:font-style-complex="normal"/>
    </style:style>
    <style:style style:name="P6" style:family="paragraph" style:parent-style-name="Standard">
      <style:paragraph-properties fo:text-align="center" style:justify-single-word="false"/>
      <style:text-properties fo:font-size="22pt" fo:font-weight="bold" officeooo:rsid="000c95ba" officeooo:paragraph-rsid="000c95ba" style:font-size-asian="22pt" style:font-weight-asian="bold" style:font-size-complex="22pt" style:font-weight-complex="bold"/>
    </style:style>
    <style:style style:name="P7" style:family="paragraph" style:parent-style-name="Standard">
      <style:paragraph-properties fo:text-align="center" style:justify-single-word="false"/>
      <style:text-properties style:use-window-font-color="true" loext:opacity="0%" style:font-name="Liberation Serif" fo:font-size="14pt" fo:language="en" fo:country="US" fo:font-style="normal" fo:font-weight="normal" officeooo:rsid="000e74ba" officeooo:paragraph-rsid="000e74ba" style:letter-kerning="true" style:font-name-asian="Noto Serif CJK SC" style:font-size-asian="14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P8" style:family="paragraph" style:parent-style-name="Standard">
      <style:paragraph-properties fo:text-align="justify" style:justify-single-word="false"/>
      <style:text-properties style:use-window-font-color="true" loext:opacity="0%" style:font-name="Liberation Serif" fo:font-size="14pt" fo:language="en" fo:country="US" fo:font-style="normal" fo:font-weight="normal" officeooo:rsid="000e74ba" officeooo:paragraph-rsid="000e74ba" style:letter-kerning="true" style:font-name-asian="Noto Serif CJK SC" style:font-size-asian="14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P9" style:family="paragraph" style:parent-style-name="Standard">
      <style:paragraph-properties fo:text-align="end" style:justify-single-word="false"/>
      <style:text-properties style:use-window-font-color="true" loext:opacity="0%" style:font-name="Liberation Serif" fo:font-size="14pt" fo:language="en" fo:country="US" fo:font-style="normal" fo:font-weight="bold" officeooo:rsid="000e74ba" officeooo:paragraph-rsid="000e74ba" style:letter-kerning="true" style:font-name-asian="Noto Serif CJK SC" style:font-size-asian="14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P10" style:family="paragraph" style:parent-style-name="Standard">
      <style:paragraph-properties fo:text-align="center" style:justify-single-word="false" fo:break-before="page"/>
      <style:text-properties fo:font-size="14pt" fo:font-weight="normal" style:font-size-asian="14pt" style:font-weight-asian="normal" style:font-size-complex="12pt" style:font-weight-complex="normal"/>
    </style:style>
    <style:style style:name="P11" style:family="paragraph" style:parent-style-name="Standard">
      <style:paragraph-properties fo:text-align="justify" style:justify-single-word="false" fo:break-before="page"/>
      <style:text-properties fo:font-style="normal" style:font-style-asian="normal" style:font-style-complex="normal"/>
    </style:style>
    <style:style style:name="P12" style:family="paragraph" style:parent-style-name="Standard">
      <style:paragraph-properties fo:text-align="center" style:justify-single-word="false" fo:break-before="page"/>
      <style:text-properties style:use-window-font-color="true" loext:opacity="0%" style:font-name="Liberation Serif" fo:font-size="14pt" fo:language="en" fo:country="US" fo:font-style="normal" fo:font-weight="bold" officeooo:rsid="000e74ba" officeooo:paragraph-rsid="000e74ba" style:letter-kerning="true" style:font-name-asian="Noto Serif CJK SC" style:font-size-asian="14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m. Kim Long</text:p>
      <text:p text:style-name="P2"/>
      <text:p text:style-name="P2"/>
      <text:p text:style-name="P2"/>
      <text:p text:style-name="P2"/>
      <text:p text:style-name="P2"/>
      <text:p text:style-name="P2"/>
      <text:p text:style-name="P2"/>
      <text:p text:style-name="P2"/>
      <text:p text:style-name="P2"/>
      <text:p text:style-name="P2"/>
      <text:p text:style-name="P6">THÁNH VỊNH</text:p>
      <text:p text:style-name="P6">VÀ</text:p>
      <text:p text:style-name="P6">THÁNH CA</text:p>
      <text:p text:style-name="P10"/>
      <text:p text:style-name="P1"/>
      <text:p text:style-name="P1"/>
      <text:p text:style-name="P1"/>
      <text:p text:style-name="P1"/>
      <text:p text:style-name="P1"/>
      <text:p text:style-name="P1"/>
      <text:p text:style-name="P1"/>
      <text:p text:style-name="P1"/>
      <text:p text:style-name="P1"/>
      <text:p text:style-name="P1"/>
      <text:p text:style-name="P3">Được dùng trong Phụng Vụ</text:p>
      <text:p text:style-name="P2">Mỹ Tho, ngày 30 tháng 11 năm 1986</text:p>
      <text:p text:style-name="P3">+ Andrê NGUYỄN VĂN NAM</text:p>
      <text:p text:style-name="P2">Giám mục Mỹ Tho</text:p>
      <text:p text:style-name="P12">Dẫn Nhập</text:p>
      <text:p text:style-name="P7"/>
      <text:p text:style-name="P8"><text:tab/>Khác với THÁNH VỊNH ĐÁP CA – được hình thành với các câu Xướng và câu Đáp quy định sẵn trong sách BÀI ĐỌC – ĐỐI CA Nhập Lễ, Dâng Lễ và <text:s/>Hiệp Lễ thường chirdungf một hoặc hai câu trích từ Thánh Vịnh hoặc Thánh Ca nào đó có liên hệ với ngày lễ (<text:span text:style-name="T1">dùng như ĐIỆP KHÚC) </text:span>và được tự chọn các câu khác thuộc cùng Thánh vịnh đó để hát xen kẽ (<text:span text:style-name="T1">như các Tiểu khúc). </text:span>Số các câu tự chọn này lệ thuộc vào diễn tiến cuộc rước.</text:p>
      <text:p text:style-name="P8"/>
      <text:p text:style-name="P8"><text:tab/>Tại Việt Nam, theo Thông Cáo của Đức Giám Mục đặc trách Thánh Nhạc, đã được Hội Đồng Giám Mục chấp thuận, có thể dùng một bài Thánh Vịnh hoặc Thánh Ca có sẵn (<text:span text:style-name="T1">đã được chuẩn nhận</text:span>) trùng với câu Thánh Vịnh hoặc Thánh Ca được trích để làm Đối Ca ghi trong Sách Lễ Rôma.</text:p>
      <text:p text:style-name="P8"/>
      <text:p text:style-name="P8"><text:tab/>Do vậy, chúng tôi cho tái bản cuốn THÁNH VỊNH và THÁNH CA này để cộng đoàn có thể sử dụng theo quy định trên hoặc trong các cử hành Phụng Vụ Lời Chúa khác.</text:p>
      <text:p text:style-name="P8"/>
      <text:p text:style-name="P8"><text:tab/>Mong đón nhận mọi góp ý của quý vị.</text:p>
      <text:p text:style-name="P8"/>
      <text:p text:style-name="P8"/>
      <text:p text:style-name="P9">Lm. Kim Long</text:p>
      <text:p text:style-name="P11"/>
      <text:p text:style-name="P4"/>
      <text:p text:style-name="P4"/>
      <text:p text:style-name="P4"/>
      <text:p text:style-name="P4"/>
      <text:p text:style-name="P5">Các THÁNH VỊNH trong tập này được ghi số theo bản Phổ Thông và được xếp đặt theo thứ tự đó. Tuy nhiên, để tránh tối đa việc phải lật trang khi hát, và tiết kiệm trong việc in ấn, một vài Thánh Vịnh phải chuyển chỗ.</text:p>
      <text:p text:style-name="P5"/>
      <text:p text:style-name="P5">Những nốt nhạc in nhỏ để trong ngoặc dùng để hát những chữ <text:span text:style-name="T2">in nghiêng và gạch dưới.</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0pt" fo:language="en" fo:country="US" style:letter-kerning="tru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0pt" fo:language="en" fo:country="US" style:letter-kerning="tru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7874in" fo:margin-bottom="0.7874in" fo:margin-left="0.7874in" fo:margin-right="0.7874in" style:writing-mode="lr-tb" style:layout-grid-color="#c0c0c0" style:layout-grid-lines="9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7-22T20:44:09</meta:creation-date>
    <dc:language>en-US</dc:language>
    <dc:date>2022-02-06T21:35:59.457000000</dc:date>
    <meta:editing-cycles>37</meta:editing-cycles>
    <meta:editing-duration>PT1H11M37S</meta:editing-duration>
    <meta:generator>LibreOffice/7.1.4.2$Windows_X86_64 LibreOffice_project/a529a4fab45b75fefc5b6226684193eb000654f6</meta:generator>
    <meta:document-statistic meta:table-count="0" meta:image-count="0" meta:object-count="0" meta:page-count="4" meta:paragraph-count="16" meta:word-count="291" meta:character-count="1311" meta:non-whitespace-character-count="1029"/>
  </office:meta>
</office:document-meta>
</file>